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leObj1"/>
  <manifest:file-entry manifest:media-type="image/png" manifest:full-path="Thumbnails/thumbnail.png"/>
  <manifest:file-entry manifest:media-type="text/xml" manifest:full-path="content.xml"/>
  <manifest:file-entry manifest:media-type="application/octet-stream" manifest:full-path="OleObj1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/>
    <style:font-face style:name="Times New Roman" svg:font-family="'Times New Roman'"/>
    <style:font-face style:name="Times New Roman1" svg:font-family="'Times New Roman'" style:font-adornments="Cursiva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justify" style:justify-single-word="false"/>
      <style:text-properties style:use-window-font-color="true" style:font-name="Times New Roman1" fo:font-size="11pt" fo:font-weight="normal" fo:background-color="transparent" style:font-name-asian="Calibri1" style:font-size-asian="11pt" style:font-name-complex="Calibri1" style:font-size-complex="11pt"/>
    </style:style>
    <style:style style:name="P4" style:family="paragraph" style:parent-style-name="Standard">
      <style:paragraph-properties fo:line-height="100%" fo:text-align="justify" style:justify-single-word="false"/>
      <style:text-properties style:use-window-font-color="true" style:font-name="Times New Roman1" fo:font-size="11pt" fo:font-weight="normal" fo:background-color="transparent" style:font-name-asian="Times New Roman" style:font-size-asian="11pt" style:font-name-complex="Times New Roman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style:use-window-font-color="true" style:font-name="Times New Roman1" fo:font-size="11pt" fo:font-weight="bold" fo:background-color="transparent" style:font-name-asian="Times New Roman" style:font-size-asian="11pt" style:font-name-complex="Times New Roman" style:font-size-complex="11pt"/>
    </style:style>
    <style:style style:name="P6" style:family="paragraph" style:parent-style-name="Standard">
      <style:paragraph-properties fo:line-height="100%" fo:text-align="justify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7" style:family="paragraph" style:parent-style-name="Standard">
      <style:paragraph-properties fo:line-height="100%" fo:text-align="justify" style:justify-single-word="false"/>
      <style:text-properties fo:color="#000000" style:font-name="Times New Roman1" fo:font-size="11pt" fo:font-weight="normal" fo:background-color="transparent" style:font-name-asian="Times New Roman" style:font-size-asian="11pt" style:font-name-complex="Times New Roman" style:font-size-complex="11pt"/>
    </style:style>
    <style:style style:name="P8" style:family="paragraph" style:parent-style-name="Standard">
      <style:paragraph-properties fo:line-height="100%" fo:text-align="justify" style:justify-single-word="false"/>
      <style:text-properties fo:color="#000000" style:font-name="Times New Roman1" fo:font-size="11pt" fo:font-weight="bold" fo:background-color="transparent" style:font-name-asian="Times New Roman" style:font-size-asian="11pt" style:font-name-complex="Times New Roman" style:font-size-complex="11pt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style:use-window-font-color="true" style:font-name="Times New Roman" fo:font-size="16pt" fo:font-weight="normal" fo:background-color="transparent" style:font-name-asian="Times New Roman" style:font-name-complex="Times New Roman"/>
    </style:style>
    <style:style style:name="T3" style:family="text"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T4" style:family="text">
      <style:text-properties style:use-window-font-color="true" style:font-name="Times New Roman1" fo:font-size="16pt" fo:font-weight="normal" fo:background-color="transparent" style:font-name-asian="Times New Roman" style:font-name-complex="Times New Roman"/>
    </style:style>
    <style:style style:name="T5" style:family="text">
      <style:text-properties style:use-window-font-color="true" style:font-name="Times New Roman1" fo:font-size="16pt" fo:font-weight="normal" fo:background-color="transparent" style:font-name-asian="Times New Roman" style:font-size-asian="16pt" style:font-name-complex="Times New Roman" style:font-size-complex="16pt"/>
    </style:style>
    <style:style style:name="T6" style:family="text">
      <style:text-properties style:use-window-font-color="true" style:font-name="Times New Roman1" fo:font-size="12pt" fo:font-weight="normal" fo:background-color="transparent" style:font-name-asian="Times New Roman" style:font-name-complex="Times New Roman"/>
    </style:style>
    <style:style style:name="T7" style:family="text">
      <style:text-properties style:use-window-font-color="true" style:font-name="Times New Roman1" fo:font-size="11pt" fo:font-weight="normal" fo:background-color="transparent" style:font-name-asian="Times New Roman" style:font-size-asian="11pt" style:font-name-complex="Times New Roman" style:font-size-complex="11pt"/>
    </style:style>
    <style:style style:name="T8" style:family="text">
      <style:text-properties style:use-window-font-color="true" style:font-name="Times New Roman1" fo:font-weight="normal" fo:background-color="transparent" style:font-name-asian="Times New Roman" style:font-name-complex="Times New Roman"/>
    </style:style>
    <style:style style:name="T9" style:family="text">
      <style:text-properties style:use-window-font-color="true" style:font-name="Times New Roman1" fo:font-size="13pt" fo:font-weight="normal" fo:background-color="transparent" style:font-name-asian="Times New Roman" style:font-size-asian="13pt" style:font-name-complex="Times New Roman" style:font-size-complex="13pt"/>
    </style:style>
    <style:style style:name="T10" style:family="text">
      <style:text-properties style:use-window-font-color="true" fo:font-size="12pt" fo:font-weight="normal" fo:background-color="transparent" style:font-name-asian="Times New Roman" style:font-name-complex="Times New Roman"/>
    </style:style>
    <style:style style:name="T11" style:family="text">
      <style:text-properties fo:color="#000000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12" style:family="text">
      <style:text-properties fo:color="#000000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13" style:family="text">
      <style:text-properties fo:color="#000000" style:font-name="Times New Roman1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14" style:family="text">
      <style:text-properties fo:color="#000000" style:font-name="Times New Roman1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15" style:family="text">
      <style:text-properties fo:color="#000000" style:font-name="Times New Roman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size-asian="11pt" style:font-name-complex="Times New Roman" style:font-size-complex="11pt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1" text:anchor-type="as-char" svg:width="3.44cm" style:rel-width="scale" svg:height="3.678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text:span text:style-name="T7"> <text:s text:c="28"/></text:span><text:span text:style-name="T5">Patricia María Calderón Ruiz</text:span></text:p>
      <text:p text:style-name="P4">Fecha de nacimiento: 09/10/1997</text:p>
      <text:p text:style-name="P4">Dirección: Pilas (Sevilla)</text:p>
      <text:p text:style-name="P1"><text:span text:style-name="T7">Email: </text:span><text:a xlink:type="simple" xlink:href="mailto:calderonruizpatricia@gmail.com" text:style-name="Internet_20_link" text:visited-style-name="Visited_20_Internet_20_Link"><text:span text:style-name="T15">calderonruizpatricia@gmail.com</text:span></text:a></text:p>
      <text:p text:style-name="P7">Teléfono movil: 646138167</text:p>
      <text:p text:style-name="P3"/>
      <text:p text:style-name="P5">Formación Académica</text:p>
      <text:p text:style-name="P4">*Formación Secundaria Obligatoria <text:s/>(2010-2014)</text:p>
      <text:p text:style-name="P4">I.E.S Torre del Rey - Pilas (Sevilla)</text:p>
      <text:p text:style-name="P4">*Técnico en Cuidados Auxiliares de Enfermería <text:s/>(2014-2016)</text:p>
      <text:p text:style-name="P4">C.E.I.P María Inmaculada – Sevilla</text:p>
      <text:p text:style-name="P4">*Técnico Superior en Salud Ambiental (2016-2018)</text:p>
      <text:p text:style-name="P4">I.E.S Alixar – Castilleja de la cuesta (Sevilla)</text:p>
      <text:p text:style-name="P4">*Cursando Grado Universitario de Psicología </text:p>
      <text:p text:style-name="P3"/>
      <text:p text:style-name="P5">Formación Complementaria</text:p>
      <text:p text:style-name="P4">Soporte Vital Básico (SAMU)</text:p>
      <text:p text:style-name="P7">Radiología Básica</text:p>
      <text:p text:style-name="P7">Enfoque nutricional del paciente diabético</text:p>
      <text:p text:style-name="P3"/>
      <text:p text:style-name="P8">Experiencia Profesional</text:p>
      <text:p text:style-name="P7">*Hospital San Juan de Dios – Bormujos (Sevilla) </text:p>
      <text:p text:style-name="P7">*Voluntariados en diversas áreas</text:p>
      <text:p text:style-name="P7">*Laboratorios Pilas – Pilas (Sevilla)</text:p>
      <text:p text:style-name="P7">*Azafata en diversos talleres de Mundo Joven – Pilas (Sevilla)</text:p>
      <text:p text:style-name="P7">*Azafata de Videofotomatón Aljarafe</text:p>
      <text:p text:style-name="P3"/>
      <text:p text:style-name="P8">Idiomas</text:p>
      <text:p text:style-name="P7">Español</text:p>
      <text:p text:style-name="P7">Inglés</text:p>
      <text:p text:style-name="P3"/>
      <text:p text:style-name="P8">Informática</text:p>
      <text:p text:style-name="P7">Dominio del paquete Office: World Office, Powerpoint, Excel, Access</text:p>
      <text:p text:style-name="P3"/>
      <text:p text:style-name="P8">Otros datos de interés</text:p>
      <text:p text:style-name="P7">Movilidad geográfica y horaria</text:p>
      <text:p text:style-name="P7">Posibilidad de incorporación inmediata</text:p>
      <text:p text:style-name="P3"/>
      <text:p text:style-name="P8">Competencia</text:p>
      <text:p text:style-name="P7">Capacidad de autoaprendizaje y adaptación</text:p>
      <text:p text:style-name="P7">Responsabilidad y autonomía</text:p>
      <text:p text:style-name="P7">Polivalente</text:p>
      <text:p text:style-name="P7">Dotes sociales</text:p>
      <text:p text:style-name="P7">Capacidad de trabajar en grupo</text:p>
      <text:p text:style-name="P7">Conocimientos actualizados</text:p>
      <text:p text:style-name="P7">Empatía con pacientes y familiares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/>
    <style:font-face style:name="Times New Roman" svg:font-family="'Times New Roman'"/>
    <style:font-face style:name="Times New Roman1" svg:font-family="'Times New Roman'" style:font-adornments="Cursiva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1" meta:page-count="1" meta:paragraph-count="39" meta:word-count="155" meta:character-count="1240"/>
    <dc:date>2019-06-27T01:42:46.40</dc:date>
    <meta:editing-duration>PT7M18S</meta:editing-duration>
    <meta:editing-cycles>1</meta:editing-cycles>
    <meta:generator>OpenOffice/4.1.1$Win32 OpenOffice.org_project/411m6$Build-9775</meta:generator>
  </office:meta>
</office:document-meta>
</file>